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05128205128205" calcext:value-type="float">
            <text:p>0.705128205128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307228915662652]</text:p>
          </table:table-cell>
          <table:table-cell office:value-type="string" calcext:value-type="string">
            <text:p>[11]</text:p>
          </table:table-cell>
          <table:table-cell office:value-type="float" office:value="0.253714400773014" calcext:value-type="float">
            <text:p>0.253714400773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98810850984764" calcext:value-type="float">
            <text:p>0.698810850984764</text:p>
          </table:table-cell>
          <table:table-cell office:value-type="float" office:value="0.705128205128205" calcext:value-type="float">
            <text:p>0.705128205128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6046752107292" calcext:value-type="float">
            <text:p>0.316046752107292</text:p>
          </table:table-cell>
          <table:table-cell office:value-type="float" office:value="0.577319587628866" calcext:value-type="float">
            <text:p>0.5773195876288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23618090452261" calcext:value-type="float">
            <text:p>0.7236180904522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183976261127595]</text:p>
          </table:table-cell>
          <table:table-cell office:value-type="string" calcext:value-type="string">
            <text:p>[16]</text:p>
          </table:table-cell>
          <table:table-cell office:value-type="float" office:value="0.316360455227036" calcext:value-type="float">
            <text:p>0.316360455227036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720507298396746" calcext:value-type="float">
            <text:p>0.720507298396746</text:p>
          </table:table-cell>
          <table:table-cell office:value-type="float" office:value="0.723618090452261" calcext:value-type="float">
            <text:p>0.723618090452261</text:p>
          </table:table-cell>
          <table:table-cell office:value-type="float" office:value="0.0144927536231884" calcext:value-type="float">
            <text:p>0.014492753623188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515949015265021" calcext:value-type="float">
            <text:p>0.515949015265021</text:p>
          </table:table-cell>
          <table:table-cell office:value-type="float" office:value="0.647058823529412" calcext:value-type="float">
            <text:p>0.6470588235294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76470588235294" calcext:value-type="float">
            <text:p>0.776470588235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425113464447806]</text:p>
          </table:table-cell>
          <table:table-cell office:value-type="string" calcext:value-type="string">
            <text:p>[25]</text:p>
          </table:table-cell>
          <table:table-cell office:value-type="float" office:value="0.30236807289266" calcext:value-type="float">
            <text:p>0.30236807289266</text:p>
          </table:table-cell>
          <table:table-cell office:value-type="float" office:value="0.0072463768115942" calcext:value-type="float">
            <text:p>0.007246376811594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0.759684866111059" calcext:value-type="float">
            <text:p>0.759684866111059</text:p>
          </table:table-cell>
          <table:table-cell office:value-type="float" office:value="0.776470588235294" calcext:value-type="float">
            <text:p>0.77647058823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2541048647989" calcext:value-type="float">
            <text:p>0.442541048647989</text:p>
          </table:table-cell>
          <table:table-cell office:value-type="float" office:value="0.483333333333333" calcext:value-type="float">
            <text:p>0.48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80346820809249" calcext:value-type="float">
            <text:p>0.7803468208092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888888888888888]</text:p>
          </table:table-cell>
          <table:table-cell office:value-type="string" calcext:value-type="string">
            <text:p>[26]</text:p>
          </table:table-cell>
          <table:table-cell office:value-type="float" office:value="0.501480072936686" calcext:value-type="float">
            <text:p>0.501480072936686</text:p>
          </table:table-cell>
          <table:table-cell office:value-type="float" office:value="0.391337362937764" calcext:value-type="float">
            <text:p>0.391337362937764</text:p>
          </table:table-cell>
          <table:table-cell office:value-type="float" office:value="0.393524283935243" calcext:value-type="float">
            <text:p>0.393524283935243</text:p>
          </table:table-cell>
          <table:table-cell office:value-type="float" office:value="0.761161497190715" calcext:value-type="float">
            <text:p>0.761161497190715</text:p>
          </table:table-cell>
          <table:table-cell office:value-type="float" office:value="0.780346820809249" calcext:value-type="float">
            <text:p>0.780346820809249</text:p>
          </table:table-cell>
          <table:table-cell office:value-type="float" office:value="0.398086483551333" calcext:value-type="float">
            <text:p>0.398086483551333</text:p>
          </table:table-cell>
          <table:table-cell office:value-type="float" office:value="0.39894319682959" calcext:value-type="float">
            <text:p>0.39894319682959</text:p>
          </table:table-cell>
          <table:table-cell office:value-type="float" office:value="0.455334948066933" calcext:value-type="float">
            <text:p>0.455334948066933</text:p>
          </table:table-cell>
          <table:table-cell office:value-type="float" office:value="0.491803278688525" calcext:value-type="float">
            <text:p>0.491803278688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01864801864802" calcext:value-type="float">
            <text:p>0.8018648018648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366568914956]</text:p>
          </table:table-cell>
          <table:table-cell office:value-type="string" calcext:value-type="string">
            <text:p>[12]</text:p>
          </table:table-cell>
          <table:table-cell office:value-type="float" office:value="0.560209501541504" calcext:value-type="float">
            <text:p>0.560209501541504</text:p>
          </table:table-cell>
          <table:table-cell office:value-type="float" office:value="0.555254538548095" calcext:value-type="float">
            <text:p>0.555254538548095</text:p>
          </table:table-cell>
          <table:table-cell office:value-type="float" office:value="0.801801801801802" calcext:value-type="float">
            <text:p>0.801801801801802</text:p>
          </table:table-cell>
          <table:table-cell office:value-type="float" office:value="0.800019644263437" calcext:value-type="float">
            <text:p>0.800019644263437</text:p>
          </table:table-cell>
          <table:table-cell office:value-type="float" office:value="0.801864801864802" calcext:value-type="float">
            <text:p>0.801864801864802</text:p>
          </table:table-cell>
          <table:table-cell office:value-type="float" office:value="0.43900626572559" calcext:value-type="float">
            <text:p>0.43900626572559</text:p>
          </table:table-cell>
          <table:table-cell office:value-type="float" office:value="0.439844760672704" calcext:value-type="float">
            <text:p>0.439844760672704</text:p>
          </table:table-cell>
          <table:table-cell office:value-type="float" office:value="0.446557557628896" calcext:value-type="float">
            <text:p>0.446557557628896</text:p>
          </table:table-cell>
          <table:table-cell office:value-type="float" office:value="0.462809917355372" calcext:value-type="float">
            <text:p>0.4628099173553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652173913043478" calcext:value-type="float">
            <text:p>0.6521739130434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53216374269006]</text:p>
          </table:table-cell>
          <table:table-cell office:value-type="string" calcext:value-type="string">
            <text:p>[15]</text:p>
          </table:table-cell>
          <table:table-cell office:value-type="float" office:value="0.190320154412226" calcext:value-type="float">
            <text:p>0.190320154412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5659702616224" calcext:value-type="float">
            <text:p>0.615659702616224</text:p>
          </table:table-cell>
          <table:table-cell office:value-type="float" office:value="0.652173913043478" calcext:value-type="float">
            <text:p>0.652173913043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562091503268" calcext:value-type="float">
            <text:p>0.14562091503268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051094890510948]</text:p>
          </table:table-cell>
          <table:table-cell office:value-type="string" calcext:value-type="string">
            <text:p>[25]</text:p>
          </table:table-cell>
          <table:table-cell office:value-type="float" office:value="0.562463608630539" calcext:value-type="float">
            <text:p>0.562463608630539</text:p>
          </table:table-cell>
          <table:table-cell office:value-type="float" office:value="0.528799363653378" calcext:value-type="float">
            <text:p>0.528799363653378</text:p>
          </table:table-cell>
          <table:table-cell office:value-type="float" office:value="0.788321167883212" calcext:value-type="float">
            <text:p>0.788321167883212</text:p>
          </table:table-cell>
          <table:table-cell office:value-type="float" office:value="0.802876715275089" calcext:value-type="float">
            <text:p>0.802876715275089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0.397813294269492" calcext:value-type="float">
            <text:p>0.397813294269492</text:p>
          </table:table-cell>
          <table:table-cell office:value-type="float" office:value="0.401554404145078" calcext:value-type="float">
            <text:p>0.401554404145078</text:p>
          </table:table-cell>
          <table:table-cell office:value-type="float" office:value="0.520365061324195" calcext:value-type="float">
            <text:p>0.520365061324195</text:p>
          </table:table-cell>
          <table:table-cell office:value-type="float" office:value="0.58498023715415" calcext:value-type="float">
            <text:p>0.584980237154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3970037453183" calcext:value-type="float">
            <text:p>0.8239700374531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9116541353383458]</text:p>
          </table:table-cell>
          <table:table-cell office:value-type="string" calcext:value-type="string">
            <text:p>[25]</text:p>
          </table:table-cell>
          <table:table-cell office:value-type="float" office:value="0.589167701416225" calcext:value-type="float">
            <text:p>0.589167701416225</text:p>
          </table:table-cell>
          <table:table-cell office:value-type="float" office:value="0.5513147566719" calcext:value-type="float">
            <text:p>0.5513147566719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20865271283566" calcext:value-type="float">
            <text:p>0.820865271283566</text:p>
          </table:table-cell>
          <table:table-cell office:value-type="float" office:value="0.823970037453183" calcext:value-type="float">
            <text:p>0.823970037453183</text:p>
          </table:table-cell>
          <table:table-cell office:value-type="float" office:value="0.435574777047857" calcext:value-type="float">
            <text:p>0.435574777047857</text:p>
          </table:table-cell>
          <table:table-cell office:value-type="float" office:value="0.440065681444992" calcext:value-type="float">
            <text:p>0.440065681444992</text:p>
          </table:table-cell>
          <table:table-cell office:value-type="float" office:value="0.548916000661577" calcext:value-type="float">
            <text:p>0.548916000661577</text:p>
          </table:table-cell>
          <table:table-cell office:value-type="float" office:value="0.614634146341463" calcext:value-type="float">
            <text:p>0.6146341463414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3725490196078" calcext:value-type="float">
            <text:p>0.8137254901960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7905604719764]</text:p>
          </table:table-cell>
          <table:table-cell office:value-type="string" calcext:value-type="string">
            <text:p>[8]</text:p>
          </table:table-cell>
          <table:table-cell office:value-type="float" office:value="0.540064329788215" calcext:value-type="float">
            <text:p>0.540064329788215</text:p>
          </table:table-cell>
          <table:table-cell office:value-type="float" office:value="0.513038338350722" calcext:value-type="float">
            <text:p>0.513038338350722</text:p>
          </table:table-cell>
          <table:table-cell office:value-type="float" office:value="0.711864406779661" calcext:value-type="float">
            <text:p>0.711864406779661</text:p>
          </table:table-cell>
          <table:table-cell office:value-type="float" office:value="0.801213818860878" calcext:value-type="float">
            <text:p>0.801213818860878</text:p>
          </table:table-cell>
          <table:table-cell office:value-type="float" office:value="0.813725490196078" calcext:value-type="float">
            <text:p>0.813725490196078</text:p>
          </table:table-cell>
          <table:table-cell office:value-type="float" office:value="0.414075533825666" calcext:value-type="float">
            <text:p>0.414075533825666</text:p>
          </table:table-cell>
          <table:table-cell office:value-type="float" office:value="0.416347381864623" calcext:value-type="float">
            <text:p>0.416347381864623</text:p>
          </table:table-cell>
          <table:table-cell office:value-type="float" office:value="0.431929628115593" calcext:value-type="float">
            <text:p>0.431929628115593</text:p>
          </table:table-cell>
          <table:table-cell office:value-type="float" office:value="0.442477876106195" calcext:value-type="float">
            <text:p>0.4424778761061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26373626373626" calcext:value-type="float">
            <text:p>0.8263736263736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845029239766082]</text:p>
          </table:table-cell>
          <table:table-cell office:value-type="string" calcext:value-type="string">
            <text:p>[19]</text:p>
          </table:table-cell>
          <table:table-cell office:value-type="float" office:value="0.568439328644042" calcext:value-type="float">
            <text:p>0.568439328644042</text:p>
          </table:table-cell>
          <table:table-cell office:value-type="float" office:value="0.475158852848251" calcext:value-type="float">
            <text:p>0.475158852848251</text:p>
          </table:table-cell>
          <table:table-cell office:value-type="float" office:value="0.47607934655776" calcext:value-type="float">
            <text:p>0.47607934655776</text:p>
          </table:table-cell>
          <table:table-cell office:value-type="float" office:value="0.825031716059693" calcext:value-type="float">
            <text:p>0.825031716059693</text:p>
          </table:table-cell>
          <table:table-cell office:value-type="float" office:value="0.826373626373626" calcext:value-type="float">
            <text:p>0.826373626373626</text:p>
          </table:table-cell>
          <table:table-cell office:value-type="float" office:value="0.487067482119162" calcext:value-type="float">
            <text:p>0.487067482119162</text:p>
          </table:table-cell>
          <table:table-cell office:value-type="float" office:value="0.488228004956629" calcext:value-type="float">
            <text:p>0.488228004956629</text:p>
          </table:table-cell>
          <table:table-cell office:value-type="float" office:value="0.486499263549062" calcext:value-type="float">
            <text:p>0.486499263549062</text:p>
          </table:table-cell>
          <table:table-cell office:value-type="float" office:value="0.488228004956629" calcext:value-type="float">
            <text:p>0.48822800495662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5]</text:p>
          </table:table-cell>
          <table:table-cell office:value-type="float" office:value="0.685003808307031" calcext:value-type="float">
            <text:p>0.685003808307031</text:p>
          </table:table-cell>
          <table:table-cell office:value-type="float" office:value="0.686105299153849" calcext:value-type="float">
            <text:p>0.686105299153849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867995249895489" calcext:value-type="float">
            <text:p>0.867995249895489</text:p>
          </table:table-cell>
          <table:table-cell office:value-type="float" office:value="0.872340425531915" calcext:value-type="float">
            <text:p>0.872340425531915</text:p>
          </table:table-cell>
          <table:table-cell office:value-type="float" office:value="0.593545754349604" calcext:value-type="float">
            <text:p>0.593545754349604</text:p>
          </table:table-cell>
          <table:table-cell office:value-type="float" office:value="0.595588235294118" calcext:value-type="float">
            <text:p>0.595588235294118</text:p>
          </table:table-cell>
          <table:table-cell office:value-type="float" office:value="0.592368929829182" calcext:value-type="float">
            <text:p>0.592368929829182</text:p>
          </table:table-cell>
          <table:table-cell office:value-type="float" office:value="0.592727272727273" calcext:value-type="float">
            <text:p>0.59272727272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50393700787402" calcext:value-type="float">
            <text:p>0.8503937007874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9092356687898088]</text:p>
          </table:table-cell>
          <table:table-cell office:value-type="string" calcext:value-type="string">
            <text:p>[11]</text:p>
          </table:table-cell>
          <table:table-cell office:value-type="float" office:value="0.556439830756203" calcext:value-type="float">
            <text:p>0.556439830756203</text:p>
          </table:table-cell>
          <table:table-cell office:value-type="float" office:value="0.441013864221497" calcext:value-type="float">
            <text:p>0.441013864221497</text:p>
          </table:table-cell>
          <table:table-cell office:value-type="float" office:value="0.441290322580645" calcext:value-type="float">
            <text:p>0.441290322580645</text:p>
          </table:table-cell>
          <table:table-cell office:value-type="float" office:value="0.842558988415746" calcext:value-type="float">
            <text:p>0.842558988415746</text:p>
          </table:table-cell>
          <table:table-cell office:value-type="float" office:value="0.850393700787402" calcext:value-type="float">
            <text:p>0.850393700787402</text:p>
          </table:table-cell>
          <table:table-cell office:value-type="float" office:value="0.453522502776234" calcext:value-type="float">
            <text:p>0.453522502776234</text:p>
          </table:table-cell>
          <table:table-cell office:value-type="float" office:value="0.458741258741259" calcext:value-type="float">
            <text:p>0.458741258741259</text:p>
          </table:table-cell>
          <table:table-cell office:value-type="float" office:value="0.488663967611336" calcext:value-type="float">
            <text:p>0.488663967611336</text:p>
          </table:table-cell>
          <table:table-cell office:value-type="float" office:value="0.534412955465587" calcext:value-type="float">
            <text:p>0.5344129554655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02030456852792" calcext:value-type="float">
            <text:p>0.8020304568527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57979502196194]</text:p>
          </table:table-cell>
          <table:table-cell office:value-type="string" calcext:value-type="string">
            <text:p>[13]</text:p>
          </table:table-cell>
          <table:table-cell office:value-type="float" office:value="0.515063734122456" calcext:value-type="float">
            <text:p>0.515063734122456</text:p>
          </table:table-cell>
          <table:table-cell office:value-type="float" office:value="0.410517425560269" calcext:value-type="float">
            <text:p>0.410517425560269</text:p>
          </table:table-cell>
          <table:table-cell office:value-type="float" office:value="0.414906832298137" calcext:value-type="float">
            <text:p>0.414906832298137</text:p>
          </table:table-cell>
          <table:table-cell office:value-type="float" office:value="0.799002620924695" calcext:value-type="float">
            <text:p>0.799002620924695</text:p>
          </table:table-cell>
          <table:table-cell office:value-type="float" office:value="0.802030456852792" calcext:value-type="float">
            <text:p>0.802030456852792</text:p>
          </table:table-cell>
          <table:table-cell office:value-type="float" office:value="0.416164595276211" calcext:value-type="float">
            <text:p>0.416164595276211</text:p>
          </table:table-cell>
          <table:table-cell office:value-type="float" office:value="0.416452442159383" calcext:value-type="float">
            <text:p>0.416452442159383</text:p>
          </table:table-cell>
          <table:table-cell office:value-type="float" office:value="0.434570294728649" calcext:value-type="float">
            <text:p>0.434570294728649</text:p>
          </table:table-cell>
          <table:table-cell office:value-type="float" office:value="0.463519313304721" calcext:value-type="float">
            <text:p>0.4635193133047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032258064516128]</text:p>
          </table:table-cell>
          <table:table-cell office:value-type="string" calcext:value-type="string">
            <text:p>[21]</text:p>
          </table:table-cell>
          <table:table-cell office:value-type="float" office:value="0.611405857120191" calcext:value-type="float">
            <text:p>0.611405857120191</text:p>
          </table:table-cell>
          <table:table-cell office:value-type="float" office:value="0.68972206076288" calcext:value-type="float">
            <text:p>0.68972206076288</text:p>
          </table:table-cell>
          <table:table-cell office:value-type="float" office:value="0.842105263157895" calcext:value-type="float">
            <text:p>0.842105263157895</text:p>
          </table:table-cell>
          <table:table-cell office:value-type="float" office:value="0.814988517712224" calcext:value-type="float">
            <text:p>0.814988517712224</text:p>
          </table:table-cell>
          <table:table-cell office:value-type="float" office:value="0.81858407079646" calcext:value-type="float">
            <text:p>0.81858407079646</text:p>
          </table:table-cell>
          <table:table-cell office:value-type="float" office:value="0.460711732825293" calcext:value-type="float">
            <text:p>0.460711732825293</text:p>
          </table:table-cell>
          <table:table-cell office:value-type="float" office:value="0.461731493099122" calcext:value-type="float">
            <text:p>0.461731493099122</text:p>
          </table:table-cell>
          <table:table-cell office:value-type="float" office:value="0.480201117180367" calcext:value-type="float">
            <text:p>0.480201117180367</text:p>
          </table:table-cell>
          <table:table-cell office:value-type="float" office:value="0.516363636363636" calcext:value-type="float">
            <text:p>0.516363636363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79487179487179" calcext:value-type="float">
            <text:p>0.77948717948717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40849194729137]</text:p>
          </table:table-cell>
          <table:table-cell office:value-type="string" calcext:value-type="string">
            <text:p>[14]</text:p>
          </table:table-cell>
          <table:table-cell office:value-type="float" office:value="0.544602416163145" calcext:value-type="float">
            <text:p>0.544602416163145</text:p>
          </table:table-cell>
          <table:table-cell office:value-type="float" office:value="0.516289573003752" calcext:value-type="float">
            <text:p>0.516289573003752</text:p>
          </table:table-cell>
          <table:table-cell office:value-type="float" office:value="0.748837209302326" calcext:value-type="float">
            <text:p>0.748837209302326</text:p>
          </table:table-cell>
          <table:table-cell office:value-type="float" office:value="0.774111418604" calcext:value-type="float">
            <text:p>0.774111418604</text:p>
          </table:table-cell>
          <table:table-cell office:value-type="float" office:value="0.779487179487179" calcext:value-type="float">
            <text:p>0.779487179487179</text:p>
          </table:table-cell>
          <table:table-cell office:value-type="float" office:value="0.405434181259809" calcext:value-type="float">
            <text:p>0.405434181259809</text:p>
          </table:table-cell>
          <table:table-cell office:value-type="float" office:value="0.406869220607662" calcext:value-type="float">
            <text:p>0.406869220607662</text:p>
          </table:table-cell>
          <table:table-cell office:value-type="float" office:value="0.482574491785018" calcext:value-type="float">
            <text:p>0.482574491785018</text:p>
          </table:table-cell>
          <table:table-cell office:value-type="float" office:value="0.558333333333333" calcext:value-type="float">
            <text:p>0.55833333333333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8"/>
          <table:table-cell table:formula="of:=AVERAGE([.I2:.I16])" office:value-type="float" office:value="0.486473551515412" calcext:value-type="float">
            <text:p>0.486473551515412</text:p>
          </table:table-cell>
          <table:table-cell table:formula="of:=AVERAGE([.J2:.J16])" office:value-type="float" office:value="0.385352704409809" calcext:value-type="float">
            <text:p>0.385352704409809</text:p>
          </table:table-cell>
          <table:table-cell table:formula="of:=AVERAGE([.K2:.K16])" office:value-type="float" office:value="0.489803288046544" calcext:value-type="float">
            <text:p>0.489803288046544</text:p>
          </table:table-cell>
          <table:table-cell table:formula="of:=AVERAGE([.L2:.L16])" office:value-type="float" office:value="0.780299211772955" calcext:value-type="float">
            <text:p>0.780299211772955</text:p>
          </table:table-cell>
          <table:table-cell table:formula="of:=AVERAGE([.M2:.M16])" office:value-type="float" office:value="0.789421481455116" calcext:value-type="float">
            <text:p>0.789421481455116</text:p>
          </table:table-cell>
          <table:table-cell table:formula="of:=AVERAGE([.N2:.N16])" office:value-type="float" office:value="0.327699690443296" calcext:value-type="float">
            <text:p>0.327699690443296</text:p>
          </table:table-cell>
          <table:table-cell table:formula="of:=AVERAGE([.O2:.O16])" office:value-type="float" office:value="0.329740347349996" calcext:value-type="float">
            <text:p>0.329740347349996</text:p>
          </table:table-cell>
          <table:table-cell table:formula="of:=AVERAGE([.P2:.P16])" office:value-type="float" office:value="0.452542599435586" calcext:value-type="float">
            <text:p>0.452542599435586</text:p>
          </table:table-cell>
          <table:table-cell table:formula="of:=AVERAGE([.Q2:.Q16])" office:value-type="float" office:value="0.5078667810859" calcext:value-type="float">
            <text:p>0.5078667810859</text:p>
          </table:table-cell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90989560945878" calcext:value-type="float">
            <text:p>0.7909895609458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652173913043478" calcext:value-type="float">
            <text:p>0.652173913043478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72340425531915" calcext:value-type="float">
            <text:p>0.87234042553191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0585914158779938" calcext:value-type="float">
            <text:p>0.058591415877994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A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3T12:19:45.507988063</dc:date>
    <meta:editing-duration>PT1H9M7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